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 style:list-style-name="L7"/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5" style:family="paragraph" style:parent-style-name="Text_20_body" style:list-style-name="L12">
      <style:paragraph-properties fo:margin-left="0cm" fo:margin-right="0cm" fo:orphans="2" fo:widows="2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-0.023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7" style:family="paragraph" style:parent-style-name="Text_20_body" style:list-style-name="L9">
      <style:paragraph-properties fo:margin-left="-0.023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8" style:family="paragraph" style:parent-style-name="Text_20_body" style:list-style-name="L9">
      <style:paragraph-properties fo:margin-left="-0.023cm" fo:margin-right="0cm" fo:orphans="2" fo:widows="2" fo:text-indent="0cm" style:auto-text-indent="false">
        <style:tab-stops>
          <style:tab-stop style:position="0.64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9" style:family="paragraph" style:parent-style-name="Text_20_body" style:list-style-name="">
      <style:paragraph-properties fo:margin-left="-0.023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0" style:family="paragraph" style:parent-style-name="Text_20_body">
      <style:paragraph-properties fo:margin-left="-0.023cm" fo:margin-right="0cm" fo:orphans="2" fo:widows="2" fo:text-indent="0cm" style:auto-text-indent="false"/>
      <style:text-properties fo:font-variant="normal" fo:text-transform="none" fo:color="#000000" style:font-name="Times New Roman1" fo:letter-spacing="normal" fo:font-style="normal"/>
    </style:style>
    <style:style style:name="P11" style:family="paragraph" style:parent-style-name="Text_20_body">
      <style:paragraph-properties fo:margin-left="-0.023cm" fo:margin-right="0cm" fo:orphans="2" fo:widows="2" fo:text-indent="0cm" style:auto-text-indent="false"/>
    </style:style>
    <style:style style:name="P12" style:family="paragraph" style:parent-style-name="Preformatted_20_Text">
      <style:paragraph-properties fo:margin-left="1.706cm" fo:margin-right="1cm" fo:margin-top="0.035cm" fo:margin-bottom="0.035cm" fo:orphans="2" fo:widows="2" fo:text-indent="0cm" style:auto-text-indent="false" fo:padding="0cm" fo:border="none"/>
    </style:style>
    <style:style style:name="P13" style:family="paragraph" style:parent-style-name="Preformatted_20_Text">
      <style:paragraph-properties fo:margin-left="0cm" fo:margin-right="1cm" fo:margin-top="0.035cm" fo:margin-bottom="0.035cm" fo:orphans="2" fo:widows="2" fo:text-indent="0cm" style:auto-text-indent="false" fo:padding="0cm" fo:border="none"/>
    </style:style>
    <style:style style:name="P14" style:family="paragraph" style:parent-style-name="Preformatted_20_Text">
      <style:paragraph-properties fo:margin-left="-0.023cm" fo:margin-right="1cm" fo:margin-top="0.035cm" fo:margin-bottom="0.035cm" fo:orphans="2" fo:widows="2" fo:text-indent="0cm" style:auto-text-indent="false" fo:padding="0cm" fo:border="none"/>
    </style:style>
    <style:style style:name="P15" style:family="paragraph" style:parent-style-name="Preformatted_20_Text">
      <style:paragraph-properties fo:margin-left="-0.023cm" fo:margin-right="0cm" fo:margin-top="0.035cm" fo:margin-bottom="0.035cm" fo:orphans="2" fo:widows="2" fo:text-indent="0cm" style:auto-text-indent="false" fo:padding="0cm" fo:border="none"/>
    </style:style>
    <style:style style:name="P16" style:family="paragraph" style:parent-style-name="Preformatted_20_Text" style:list-style-name="L9">
      <style:paragraph-properties fo:margin-left="-0.023cm" fo:margin-right="0cm" fo:margin-top="0.035cm" fo:margin-bottom="0.035cm" fo:orphans="2" fo:widows="2" fo:text-indent="0cm" style:auto-text-indent="false" fo:padding="0cm" fo:border="none">
        <style:tab-stops>
          <style:tab-stop style:position="0.64cm"/>
        </style:tab-stops>
      </style:paragraph-properties>
    </style:style>
    <style:style style:name="P17" style:family="paragraph" style:parent-style-name="Heading_20_3">
      <style:paragraph-properties fo:margin-left="-0.023cm" fo:margin-right="0cm" fo:orphans="2" fo:widows="2" fo:text-indent="0cm" style:auto-text-indent="false"/>
      <style:text-properties fo:font-variant="normal" fo:text-transform="none" fo:color="#000000" style:font-name="Times New Roman1" fo:letter-spacing="normal" fo:font-style="normal"/>
    </style:style>
    <style:style style:name="P18" style:family="paragraph" style:parent-style-name="Heading_20_3" style:list-style-name="">
      <style:paragraph-properties fo:margin-left="-0.023cm" fo:margin-right="0cm" fo:orphans="2" fo:widows="2" fo:text-indent="0cm" style:auto-text-indent="false"/>
      <style:text-properties fo:font-variant="normal" fo:text-transform="none" fo:color="#000000" style:font-name="Times New Roman1" fo:letter-spacing="normal" fo:font-style="normal"/>
    </style:style>
    <style:style style:name="P19" style:family="paragraph" style:parent-style-name="Heading_20_3">
      <style:paragraph-properties fo:margin-left="-0.023cm" fo:margin-right="0cm" fo:orphans="2" fo:widows="2" fo:text-indent="0cm" style:auto-text-indent="false"/>
    </style:style>
    <style:style style:name="P20" style:family="paragraph" style:parent-style-name="Heading_20_2">
      <style:text-properties fo:font-variant="normal" fo:text-transform="none" fo:color="#000000" style:font-name="Times New Roman1" fo:font-size="18pt" fo:letter-spacing="normal" fo:font-style="normal" style:font-size-asian="18pt" style:font-size-complex="18pt"/>
    </style:style>
    <style:style style:name="P21" style:family="paragraph" style:parent-style-name="Heading_20_2">
      <style:paragraph-properties fo:text-align="center" style:justify-single-word="false"/>
      <style:text-properties fo:font-variant="normal" fo:text-transform="none" fo:color="#000000" style:font-name="Times New Roman1" fo:font-size="20pt" fo:letter-spacing="normal" fo:font-style="normal" style:font-size-asian="20pt" style:font-size-complex="20pt"/>
    </style:style>
    <style:style style:name="P22" style:family="paragraph" style:parent-style-name="Heading_20_2">
      <style:paragraph-properties fo:margin-left="-0.023cm" fo:margin-right="0cm" fo:orphans="2" fo:widows="2" fo:text-indent="0cm" style:auto-text-indent="false"/>
      <style:text-properties fo:font-variant="normal" fo:text-transform="none" fo:color="#000000" style:font-name="Times New Roman1" fo:font-size="16pt" fo:letter-spacing="normal" fo:font-style="normal" style:font-size-asian="16pt" style:font-size-complex="16pt"/>
    </style:style>
    <style:style style:name="P23" style:family="paragraph" style:parent-style-name="Heading_20_2" style:list-style-name="">
      <style:paragraph-properties fo:margin-left="-0.023cm" fo:margin-right="0cm" fo:text-indent="0cm" style:auto-text-indent="false"/>
      <style:text-properties fo:font-variant="normal" fo:text-transform="none" fo:color="#000000" style:font-name="Times New Roman1" fo:font-size="16pt" fo:letter-spacing="normal" fo:font-style="normal" style:font-size-asian="16pt" style:font-size-complex="16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Times New Roman1" fo:font-size="12pt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style:font-name="Times New Roman1" fo:font-size="11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1" fo:font-size="11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Times New Roman1" fo:font-size="11pt" fo:letter-spacing="normal" fo:language="ru" fo:country="RU" fo:font-style="normal" fo:font-weight="normal"/>
    </style:style>
    <style:style style:name="T8" style:family="text">
      <style:text-properties fo:font-variant="normal" fo:text-transform="none" fo:color="#000000" style:font-name="Times New Roman1" fo:letter-spacing="normal" fo:font-style="normal"/>
    </style:style>
    <style:style style:name="T9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fo:language="en" fo:country="US"/>
    </style:style>
    <style:style style:name="T12" style:family="text">
      <style:text-properties fo:font-variant="normal" fo:text-transform="none" fo:color="#000000" fo:font-size="11pt" fo:letter-spacing="normal" fo:font-style="normal" fo:font-weight="normal"/>
    </style:style>
    <style:style style:name="T13" style:family="text">
      <style:text-properties fo:color="#000000"/>
    </style:style>
    <style:style style:name="T14" style:family="text">
      <style:text-properties style:font-name="Times New Roman1"/>
    </style:style>
    <style:style style:name="T15" style:family="text">
      <style:text-properties fo:font-size="12pt"/>
    </style:style>
    <style:style style:name="T16" style:family="text">
      <style:text-properties fo:letter-spacing="normal"/>
    </style:style>
    <style:style style:name="T17" style:family="text">
      <style:text-properties fo:font-style="normal"/>
    </style:style>
    <style:style style:name="T18" style:family="text">
      <style:text-properties fo:font-weight="normal"/>
    </style:style>
    <style:style style:name="T19" style:family="text">
      <style:text-properties style:font-size-asian="12pt"/>
    </style:style>
    <style:style style:name="T20" style:family="text">
      <style:text-properties style:font-size-asian="12pt" style:font-weight-asian="normal" style:font-size-complex="12pt" style:font-weight-complex="normal"/>
    </style:style>
    <style:style style:name="T21" style:family="text">
      <style:text-properties style:font-weight-asian="normal"/>
    </style:style>
    <style:style style:name="T22" style:family="text">
      <style:text-properties style:font-size-complex="12pt"/>
    </style:style>
    <style:style style:name="T23" style:family="text">
      <style:text-properties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Язык 2К</text:h>
      <text:h text:style-name="P20" text:outline-level="2">1. Элементы языка</text:h>
      <text:h text:style-name="P23" text:outline-level="2">1.1 Набор символов</text:h>
      <text:p text:style-name="P6">Набор символов содержит прописные и строчные буквы латинского алфавита, 10 десятичных цифр арабской системы исчисления и символ подчеркивания «_»</text:p>
      <text:list xml:id="list20377328" text:style-name="L9">
        <text:list-item>
          <text:p text:style-name="P7">Прописные английские буквы:</text:p>
          <text:p text:style-name="P16"><text:span text:style-name="Source_20_Text"><text:span text:style-name="T10"><text:s text:c="6"/></text:span></text:span><text:span text:style-name="Source_20_Text"><text:span text:style-name="T5">A B C D E F G H I J K L M N O P Q R S T U V W X Y Z <text:s text:c="2"/></text:span></text:span></text:p>
        </text:list-item>
        <text:list-item>
          <text:p text:style-name="P16"><text:span text:style-name="T2">Строчные английские буквы:</text:span></text:p>
          <text:p text:style-name="P16"><text:span text:style-name="Source_20_Text"><text:span text:style-name="T10"><text:s text:c="6"/></text:span></text:span><text:span text:style-name="Source_20_Text"><text:span text:style-name="T5">a b c d e f g h i j k l m n o p q r s t u v w x y z <text:s text:c="2"/></text:span></text:span></text:p>
        </text:list-item>
        <text:list-item>
          <text:p text:style-name="P8">Десятичные цифры:</text:p>
          <text:p text:style-name="P16"><text:span text:style-name="Source_20_Text"><text:span text:style-name="T10"><text:s text:c="6"/></text:span></text:span><text:span text:style-name="Source_20_Text"><text:span text:style-name="T5">0 1 2 3 4 5 6 7 8 9 <text:s text:c="2"/></text:span></text:span></text:p>
        </text:list-item>
        <text:list-item>
          <text:p text:style-name="P8">Символ подчеркивания </text:p>
          <text:list>
            <text:list-header>
              <text:p text:style-name="P8">«_»</text:p>
            </text:list-header>
          </text:list>
        </text:list-item>
      </text:list>
      <text:p text:style-name="P6">Эти символы используются для формирования констант, идентификаторов и ключевых слов<text:span text:style-name="T24">.</text:span></text:p>
      <text:p text:style-name="P9">Компилятор обрабатывает прописные и строчные буквы, как разные символы. </text:p>
      <text:h text:style-name="P17" text:outline-level="3">Разделительные символы</text:h>
      <text:p text:style-name="P6"><text:tab/><text:span text:style-name="T25">Символ<text:tab/>Значение</text:span></text:p>
      <text:p text:style-name="P6"><text:span text:style-name="T25"><text:tab/>;<text:tab/><text:tab/>конец строки</text:span></text:p>
      <text:h text:style-name="P18" text:outline-level="3">Знаки пунктуации и специальные символы</text:h>
      <text:p text:style-name="P15"><text:span text:style-name="Source_20_Text"><text:span text:style-name="T10"><text:s text:c="16"/></text:span></text:span><text:span text:style-name="Source_20_Text"><text:span text:style-name="T5">Символ <text:s text:c="3"/>Название <text:s text:c="2"/></text:span></text:span></text:p>
      <text:p text:style-name="P15"><text:span text:style-name="Source_20_Text"><text:span text:style-name="T10"><text:s text:c="3"/></text:span></text:span></text:p>
      <text:p text:style-name="P15"><text:span text:style-name="Source_20_Text"><text:span text:style-name="T10"><text:s text:c="16"/></text:span></text:span><text:span text:style-name="Source_20_Text"><text:span text:style-name="T5">. <text:s text:c="8"/>точ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; <text:s text:c="8"/>точка с запятой </text:span></text:span></text:p>
      <text:p text:style-name="P15"><text:span text:style-name="Source_20_Text"><text:span text:style-name="T10"><text:s text:c="16"/></text:span></text:span><text:span text:style-name="Source_20_Text"><text:span text:style-name="T5">' <text:s text:c="8"/>одинарная цитатн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" <text:s text:c="8"/>двойная цитатн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( <text:s text:c="8"/>левая кругл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) <text:s text:c="8"/>правая кругл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[ <text:s text:c="8"/>левая прямоугольн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] <text:s text:c="8"/>правая прямоугольн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{ <text:s text:c="8"/>левая фигурн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} <text:s text:c="8"/>правая фигурн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&lt; <text:s text:c="8"/>левая углов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&gt; <text:s text:c="8"/>правая угловая скоб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! <text:s text:c="8"/>восклицательный знак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| <text:s text:c="8"/>вертикальная черт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/ <text:s text:c="8"/>знак деления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\ <text:s text:c="8"/>знак обратного деления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+ <text:s text:c="8"/>плюс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# <text:s text:c="8"/>номер <text:s text:c="2"/></text:span></text:span></text:p>
      <text:p text:style-name="P15"><text:soft-page-break/><text:span text:style-name="Source_20_Text"><text:span text:style-name="T10"><text:s text:c="16"/></text:span></text:span><text:span text:style-name="Source_20_Text"><text:span text:style-name="T5">% <text:s text:c="8"/>процент <text:s text:c="4"/></text:span></text:span></text:p>
      <text:p text:style-name="P15"><text:span text:style-name="Source_20_Text"><text:span text:style-name="T10"><text:s text:c="16"/></text:span></text:span><text:span text:style-name="Source_20_Text"><text:span text:style-name="T5">* <text:s text:c="8"/>звездочка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- <text:s text:c="8"/>минус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= <text:s text:c="8"/>равно <text:s text:c="2"/></text:span></text:span></text:p>
      <text:h text:style-name="P19" text:outline-level="3"><text:span text:style-name="T8">Управляющие последовательности</text:span><text:span text:style-name="Source_20_Text"><text:span text:style-name="T5"> <text:s text:c="2"/></text:span></text:span></text:h>
      <text:p text:style-name="P15"><text:span text:style-name="Source_20_Text"><text:span text:style-name="T10"><text:s text:c="3"/></text:span></text:span></text:p>
      <text:p text:style-name="P15"><text:span text:style-name="Source_20_Text"><text:span text:style-name="T10"><text:s text:c="6"/></text:span></text:span><text:span text:style-name="Source_20_Text"><text:span text:style-name="T5">Управляющая <text:s text:c="10"/><text:tab/><text:tab/> <text:s text:c="2"/><text:tab/>Значение</text:span></text:span></text:p>
      <text:p text:style-name="P15"><text:span text:style-name="Source_20_Text"><text:span text:style-name="T10"><text:s text:c="6"/></text:span></text:span><text:span text:style-name="Source_20_Text"><text:span text:style-name="T5">последовательность <text:s text:c="2"/></text:span></text:span></text:p>
      <text:p text:style-name="P15"><text:span text:style-name="Source_20_Text"><text:span text:style-name="T10"><text:s text:c="3"/></text:span></text:span></text:p>
      <text:p text:style-name="P15"><text:span text:style-name="Source_20_Text"><text:span text:style-name="T10"><text:s text:c="6"/><text:tab/></text:span></text:span><text:span text:style-name="Source_20_Text"><text:span text:style-name="T11">//</text:span></text:span><text:span text:style-name="Source_20_Text"><text:span text:style-name="T6"><text:tab/><text:tab/><text:tab/></text:span></text:span><text:span text:style-name="Source_20_Text"><text:span text:style-name="T7">комментирование строчки</text:span></text:span></text:p>
      <text:p text:style-name="P15"><text:span text:style-name="Source_20_Text"><text:span text:style-name="T5"><text:tab/><text:tab/></text:span></text:span><text:span text:style-name="Source_20_Text"><text:span text:style-name="T6">/*...*/</text:span></text:span><text:span text:style-name="Source_20_Text"><text:span text:style-name="T5"> <text:s/><text:tab/><text:tab/><text:tab/></text:span></text:span><text:span text:style-name="Source_20_Text"><text:span text:style-name="T7">комментирование фрагмента</text:span></text:span></text:p>
      <text:p text:style-name="P15"><text:span text:style-name="Source_20_Text"><text:span text:style-name="T5"><text:tab/><text:tab/>\</text:span></text:span><text:span text:style-name="Source_20_Text"><text:span text:style-name="T6">n<text:tab/><text:tab/><text:tab/></text:span></text:span><text:span text:style-name="Source_20_Text"><text:span text:style-name="T7">переход на новую строку в строковых литералах</text:span></text:span></text:p>
      <text:h text:style-name="P17" text:outline-level="3">Операторы</text:h>
      <text:p text:style-name="P15"><text:span text:style-name="Source_20_Text"><text:span text:style-name="T10"><text:s text:c="11"/></text:span></text:span><text:span text:style-name="Source_20_Text"><text:span text:style-name="T5">Оператор <text:s text:c="7"/><text:tab/>Название <text:s text:c="2"/></text:span></text:span></text:p>
      <text:p text:style-name="P15"><text:span text:style-name="Source_20_Text"><text:span text:style-name="T10"><text:s text:c="16"/></text:span></text:span><text:span text:style-name="Source_20_Text"><text:span text:style-name="T5"><text:s/></text:span></text:span></text:p>
      <text:p text:style-name="P15"><text:span text:style-name="Source_20_Text"><text:span text:style-name="T10"><text:s text:c="14"/></text:span></text:span><text:span text:style-name="Source_20_Text"><text:span text:style-name="T5">+ <text:s text:c="5"/><text:tab/>сложение <text:s text:c="2"/></text:span></text:span></text:p>
      <text:p text:style-name="P15"><text:span text:style-name="Source_20_Text"><text:span text:style-name="T10"><text:s text:c="14"/></text:span></text:span><text:span text:style-name="Source_20_Text"><text:span text:style-name="T5">- <text:s text:c="4"/><text:tab/><text:tab/>вычитание <text:s text:c="2"/></text:span></text:span></text:p>
      <text:p text:style-name="P15"><text:span text:style-name="Source_20_Text"><text:span text:style-name="T10"><text:s text:c="14"/></text:span></text:span><text:span text:style-name="Source_20_Text"><text:span text:style-name="T5">* <text:s text:c="5"/><text:tab/><text:tab/>умножение <text:s text:c="2"/></text:span></text:span></text:p>
      <text:p text:style-name="P15"><text:span text:style-name="Source_20_Text"><text:span text:style-name="T10"><text:s text:c="14"/></text:span></text:span><text:span text:style-name="Source_20_Text"><text:span text:style-name="T5">/ <text:s text:c="5"/><text:tab/><text:tab/>деление <text:s text:c="2"/></text:span></text:span></text:p>
      <text:p text:style-name="P15"><text:span text:style-name="Source_20_Text"><text:span text:style-name="T5"><text:tab/><text:tab/> <text:s text:c="4"/>\<text:tab/><text:tab/>обратное деление</text:span></text:span></text:p>
      <text:p text:style-name="P15"><text:span text:style-name="Source_20_Text"><text:span text:style-name="T10"><text:s text:c="14"/></text:span></text:span><text:span text:style-name="Source_20_Text"><text:span text:style-name="T5">% <text:s text:c="5"/><text:tab/>остаток <text:s text:c="3"/></text:span></text:span></text:p>
      <text:p text:style-name="P15"><text:span text:style-name="Source_20_Text"><text:span text:style-name="T10"><text:s text:c="14"/></text:span></text:span><text:span text:style-name="Source_20_Text"><text:span text:style-name="T5">&lt;= <text:s text:c="3"/><text:tab/>меньше или равно <text:s text:c="2"/></text:span></text:span></text:p>
      <text:p text:style-name="P15"><text:span text:style-name="Source_20_Text"><text:span text:style-name="T10"><text:s text:c="14"/></text:span></text:span><text:span text:style-name="Source_20_Text"><text:span text:style-name="T5">&gt; <text:s text:c="5"/><text:tab/>больше <text:s text:c="2"/></text:span></text:span></text:p>
      <text:p text:style-name="P15"><text:span text:style-name="Source_20_Text"><text:span text:style-name="T10"><text:s text:c="14"/></text:span></text:span><text:span text:style-name="Source_20_Text"><text:span text:style-name="T5">&gt;= <text:s text:c="4"/><text:tab/>больше или равно <text:s text:c="2"/></text:span></text:span></text:p>
      <text:p text:style-name="P15"><text:span text:style-name="Source_20_Text"><text:span text:style-name="T10"><text:s text:c="14"/></text:span></text:span><text:span text:style-name="Source_20_Text"><text:span text:style-name="T5">== <text:s text:c="4"/><text:tab/>эквивалентно <text:s text:c="4"/></text:span></text:span></text:p>
      <text:p text:style-name="P15"><text:span text:style-name="Source_20_Text"><text:span text:style-name="T10"><text:s text:c="14"/></text:span></text:span><text:span text:style-name="Source_20_Text"><text:span text:style-name="T5">&amp;&amp; <text:s text:c="4"/><text:tab/>логическое И <text:s text:c="2"/></text:span></text:span></text:p>
      <text:p text:style-name="P15"><text:span text:style-name="Source_20_Text"><text:span text:style-name="T10"><text:s text:c="14"/></text:span></text:span><text:span text:style-name="Source_20_Text"><text:span text:style-name="T5">|| <text:s text:c="4"/><text:tab/><text:tab/>логическое ИЛИ <text:s text:c="2"/></text:span></text:span></text:p>
      <text:p text:style-name="P15"><text:span text:style-name="Source_20_Text"><text:span text:style-name="T5"><text:tab/><text:tab/> <text:s/></text:span></text:span><text:span text:style-name="Source_20_Text"><text:span text:style-name="T12"><text:s/></text:span></text:span><text:span text:style-name="Source_20_Text"><text:span text:style-name="T5">! <text:s text:c="5"/><text:tab/><text:tab/>логическое НЕ<text:tab/></text:span></text:span></text:p>
      <text:p text:style-name="P15"><text:span text:style-name="Source_20_Text"><text:span text:style-name="T10"><text:s text:c="14"/></text:span></text:span><text:span text:style-name="Source_20_Text"><text:span text:style-name="T5">= <text:s text:c="5"/><text:tab/>присвоение <text:s text:c="2"/></text:span></text:span></text:p>
      <text:p text:style-name="P15"><text:span text:style-name="Source_20_Text"><text:span text:style-name="T10"><text:s text:c="4"/></text:span></text:span><text:span text:style-name="Source_20_Text"><text:span text:style-name="T10"><text:s text:c="15"/></text:span></text:span></text:p>
      <text:h text:style-name="P22" text:outline-level="2">1.2 Константы</text:h>
      <text:h text:style-name="P17" text:outline-level="3">Целые константы</text:h>
      <text:p text:style-name="P15"><text:span text:style-name="Source_20_Text"><text:span text:style-name="T10"><text:s text:c="6"/></text:span></text:span><text:span text:style-name="Source_20_Text"><text:span text:style-name="T5">Синтаксис: <text:s text:c="3"/>цифры <text:s text:c="2"/></text:span></text:span></text:p>
      <text:p text:style-name="P15"><text:span text:style-name="Source_20_Text"><text:span text:style-name="T10"><text:s text:c="20"/></text:span></text:span></text:p>
      <text:p text:style-name="P11"><text:span text:style-name="T2">Целая константа имеет форму одной или нескольких цифр (от 0 до 9), первая из которых не ноль.</text:span></text:p>
      <text:p text:style-name="P6">Целые константы всегда имеют положительные значения. Если нужно использовать отрицательное значение, то поместите знак минус (-) перед константой для формирования выражения с отрицательным значением (в данном случае знак минус интерпретируется как унарный арифметический оператор отрицания). </text:p>
      <text:h text:style-name="P17" text:outline-level="3">Константы с плавающей точкой</text:h>
      <text:p text:style-name="P15"><text:span text:style-name="Source_20_Text"><text:span text:style-name="T10"><text:s text:c="6"/></text:span></text:span><text:span text:style-name="Source_20_Text"><text:span text:style-name="T5">Синтаксис: <text:s text:c="4"/>[цифры][.цифры][E|e-[+]цифры] <text:s/></text:span></text:span></text:p>
      <text:p text:style-name="P15"><text:span text:style-name="Source_20_Text"><text:span text:style-name="T5"><text:s/></text:span></text:span></text:p>
      <text:p text:style-name="P11"><text:soft-page-break/><text:span text:style-name="T2">"Константа с плавающей точкой" это десятичное число, которое соответствует действительному числу со знаком.</text:span></text:p>
      <text:h text:style-name="P17" text:outline-level="3">Символьные константы</text:h>
      <text:p text:style-name="P15"><text:span text:style-name="Source_20_Text"><text:span text:style-name="T10"><text:s text:c="6"/></text:span></text:span><text:span text:style-name="Source_20_Text"><text:span text:style-name="T5">Синтаксис: <text:s text:c="4"/>'символ' <text:s text:c="2"/></text:span></text:span></text:p>
      <text:p text:style-name="P15"><text:span text:style-name="Source_20_Text"><text:span text:style-name="T5"/></text:span></text:p>
      <text:p text:style-name="P6">"Символьная константа" формируется заключением отдельного символа из представительной таблицы символов в одиночные цитатные скобки (' '). </text:p>
      <text:h text:style-name="P17" text:outline-level="3">Строковые литералы</text:h>
      <text:p text:style-name="P15"><text:span text:style-name="Source_20_Text"><text:span text:style-name="T10"><text:s text:c="6"/></text:span></text:span><text:span text:style-name="Source_20_Text"><text:span text:style-name="T5">Синтаксис: <text:s text:c="4"/>"символы"</text:span></text:span></text:p>
      <text:p text:style-name="P15"><text:span text:style-name="Source_20_Text"><text:span text:style-name="T5"><text:s text:c="2"/></text:span></text:span></text:p>
      <text:p text:style-name="P6">Строковый литерал это последовательность символов из представительной таблицы символов, которая заключена в двойные цитатные скобки. </text:p>
      <text:p text:style-name="P6"><text:span text:style-name="T24"/></text:p>
      <text:h text:style-name="P22" text:outline-level="2">1.3 Идентификаторы</text:h>
      <text:p text:style-name="P15"><text:span text:style-name="Source_20_Text"><text:span text:style-name="T10"><text:s text:c="6"/></text:span></text:span><text:span text:style-name="Source_20_Text"><text:span text:style-name="T5">Синтаксис: <text:s text:c="4"/>буква|_[буква|цифра|_]... <text:s text:c="2"/></text:span></text:span></text:p>
      <text:p text:style-name="P15"><text:span text:style-name="Source_20_Text"><text:span text:style-name="T2"/></text:span></text:p>
      <text:p text:style-name="P11"><text:span text:style-name="T2">Идентификатор создается его заданием в объявлении переменной, типа или функции. После этого его можно использовать в операторах программы для ссылки на связанный с ним элемент. </text:span></text:p>
      <text:h text:style-name="P22" text:outline-level="2">1.4 Ключевые слова</text:h>
      <text:p text:style-name="P10"><text:tab/><text:span text:style-name="T24">real</text:span></text:p>
      <text:p text:style-name="P10"><text:span text:style-name="T24"><text:tab/>int</text:span></text:p>
      <text:p text:style-name="P10"><text:span text:style-name="T24"><text:tab/>char</text:span></text:p>
      <text:p text:style-name="P10"><text:span text:style-name="T24"><text:tab/>string</text:span></text:p>
      <text:p text:style-name="P10"><text:span text:style-name="T24"><text:tab/>if</text:span></text:p>
      <text:p text:style-name="P10"><text:span text:style-name="T24"><text:tab/>else</text:span></text:p>
      <text:p text:style-name="P10"><text:span text:style-name="T24"><text:tab/>for</text:span></text:p>
      <text:p text:style-name="P10"><text:span text:style-name="T24"><text:tab/>while</text:span></text:p>
      <text:p text:style-name="P10"><text:span text:style-name="T24"><text:tab/>void</text:span></text:p>
      <text:p text:style-name="P11"><text:tab/>const</text:p>
      <text:h text:style-name="P22" text:outline-level="2">1.5 Комментарии</text:h>
      <text:p text:style-name="P15"><text:span text:style-name="Source_20_Text"><text:span text:style-name="T10"><text:s text:c="6"/></text:span></text:span><text:span text:style-name="Source_20_Text"><text:span text:style-name="T5">Синтаксис: <text:s text:c="4"/>/* символы */ <text:s text:c="2"/></text:span></text:span></text:p>
      <text:p text:style-name="P11"><text:span text:style-name="T2">"Комментарий" это последовательность символов, которая рассматривается компилятором как разделительный символ, но игнорируется им. "Символы" в комментарии могут включать в себя любые комбинации символов представительной таблицы, включая символ новой строки, кроме ограничителя "конец комментария" (*/). Комментарии могут занимать более одной строки, но не могут быть вложенными.</text:span></text:p>
      <text:p text:style-name="P11"><text:span text:style-name="T2"/></text:p>
      <text:list xml:id="list21179417" text:style-name="L12">
        <text:list-item>
          <text:p text:style-name="P5"><text:soft-page-break/><text:span text:style-name="T8">Структура</text:span></text:p>
        </text:list-item>
        <text:list-item>
          <text:p text:style-name="P5"><text:span text:style-name="T8">Объявления</text:span></text:p>
        </text:list-item>
        <text:list-item>
          <text:p text:style-name="P5"><text:span text:style-name="T8">Выражения и присвоения</text:span></text:p>
        </text:list-item>
        <text:list-item>
          <text:p text:style-name="P5"><text:span text:style-name="T8">Операторы</text:span></text:p>
        </text:list-item>
        <text:list-item>
          <text:p text:style-name="P5"><text:span text:style-name="T8">Функции</text:span>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984cm" fo:margin-left="1.676cm" fo:margin-right="1.99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гор Котенко</meta:initial-creator>
    <meta:creation-date>2012-03-16T00:12:30.09</meta:creation-date>
    <dc:date>2012-03-16T01:05:39.95</dc:date>
    <dc:creator>Егор Котенко</dc:creator>
    <meta:editing-duration>PT00H22M27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4" meta:paragraph-count="107" meta:word-count="491" meta:character-count="4350"/>
  </office:meta>
</office:document-meta>
</file>